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5024in" svg:height="3.661in" svg:x="6.689in" svg:y="0.3555in">
            <draw:object draw:notify-on-update-of-ranges="Лист1.A2:Лист1.A25 Лист1.B2:Лист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5in" svg:x="6.4732in" svg:y="6.7098in">
            <draw:object draw:notify-on-update-of-ranges="Лист1.A41:Лист1.A57 Лист1.B40:Лист1.B40 Лист1.B41:Лист1.B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76in" svg:height="3.5445in" svg:x="6.2689in" svg:y="11.3161in">
            <draw:object draw:notify-on-update-of-ranges="Лист1.A67:Лист1.A83 Лист1.B66:Лист1.B66 Лист1.B67:Лист1.B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5339in" svg:y="16.8862in">
            <draw:object draw:notify-on-update-of-ranges="Лист1.A95:Лист1.A118 Лист1.B95:Лист1.B118 Лист1.B95:Лист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12in" svg:height="3.5421in" svg:x="5.2189in" svg:y="20.7823in">
            <draw:object draw:notify-on-update-of-ranges="Лист1.A126:Лист1.A132 Лист1.B126:Лист1.B132 Лист1.B126:Лист1.B1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Время(с)</text:p>
          </table:table-cell>
          <table:table-cell office:value-type="string" calcext:value-type="string">
            <text:p>Скорость(м/с)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88" calcext:value-type="float">
            <text:p>79.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5.68" calcext:value-type="float">
            <text:p>295.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9.21" calcext:value-type="float">
            <text:p>809.2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16.13" calcext:value-type="float">
            <text:p>1716.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74.17" calcext:value-type="float">
            <text:p>2674.1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74.17" calcext:value-type="float">
            <text:p>2674.1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17.51" calcext:value-type="float">
            <text:p>2817.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60.84" calcext:value-type="float">
            <text:p>2960.8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04.17" calcext:value-type="float">
            <text:p>3104.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47.51" calcext:value-type="float">
            <text:p>3247.5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390.84" calcext:value-type="float">
            <text:p>3390.8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34.17" calcext:value-type="float">
            <text:p>3534.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40.84" calcext:value-type="float">
            <text:p>3440.8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47.51" calcext:value-type="float">
            <text:p>3347.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54.17" calcext:value-type="float">
            <text:p>3254.1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60.84" calcext:value-type="float">
            <text:p>3160.8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7.8" calcext:value-type="float">
            <text:p>227.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.2" calcext:value-type="float">
            <text:p>199.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7.6" calcext:value-type="float">
            <text:p>167.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 calcext:value-type="string">
            <text:p>Время(с)</text:p>
          </table:table-cell>
          <table:table-cell office:value-type="string" calcext:value-type="string">
            <text:p>OX(км)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0.4" calcext:value-type="float">
            <text:p>60.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.7" calcext:value-type="float">
            <text:p>80.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.9" calcext:value-type="float">
            <text:p>101.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.1" calcext:value-type="float">
            <text:p>124.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.3" calcext:value-type="float">
            <text:p>147.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1.5" calcext:value-type="float">
            <text:p>171.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2.1" calcext:value-type="float">
            <text:p>192.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2.2" calcext:value-type="float">
            <text:p>212.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1.8" calcext:value-type="float">
            <text:p>231.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Время(с)</text:p>
          </table:table-cell>
          <table:table-cell office:value-type="string" calcext:value-type="string">
            <text:p>OY(км)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.4" calcext:value-type="float">
            <text:p>79.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9.3" calcext:value-type="float">
            <text:p>129.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.3" calcext:value-type="float">
            <text:p>129.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1.3" calcext:value-type="float">
            <text:p>131.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.3" calcext:value-type="float">
            <text:p>133.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5.3" calcext:value-type="float">
            <text:p>135.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7.3" calcext:value-type="float">
            <text:p>137.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9.3" calcext:value-type="float">
            <text:p>139.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.3" calcext:value-type="float">
            <text:p>141.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9.5" calcext:value-type="float">
            <text:p>189.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6.3" calcext:value-type="float">
            <text:p>236.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1.9" calcext:value-type="float">
            <text:p>281.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6.1" calcext:value-type="float">
            <text:p>326.1</text:p>
          </table:table-cell>
          <table:table-cell/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Время(с)</text:p>
          </table:table-cell>
          <table:table-cell office:value-type="string" calcext:value-type="string">
            <text:p>Топливо(т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.4" calcext:value-type="float">
            <text:p>94.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.2" calcext:value-type="float">
            <text:p>79.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4" calcext:value-type="float">
            <text:p>56.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C112]/1000" office:value-type="float" office:value="1.998" calcext:value-type="float">
            <text:p>1.99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C113]/1000" office:value-type="float" office:value="1.598" calcext:value-type="float">
            <text:p>1.59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C114]/1000" office:value-type="float" office:value="1.198" calcext:value-type="float">
            <text:p>1.198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C115]/1000" office:value-type="float" office:value="0.798" calcext:value-type="float">
            <text:p>0.79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C116]/1000" office:value-type="float" office:value="0.398" calcext:value-type="float">
            <text:p>0.3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Время(с)</text:p>
          </table:table-cell>
          <table:table-cell office:value-type="string" calcext:value-type="string">
            <text:p>высота относительно луны (м)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220" calcext:value-type="float">
            <text:p>1222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680" calcext:value-type="float">
            <text:p>968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402" calcext:value-type="float">
            <text:p>740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10" calcext:value-type="float">
            <text:p>541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74" calcext:value-type="float">
            <text:p>23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6:50:58.627593900</meta:creation-date>
    <dc:date>2025-12-11T17:48:04.831570200</dc:date>
    <meta:editing-duration>PT4M12S</meta:editing-duration>
    <meta:editing-cycles>1</meta:editing-cycles>
    <meta:document-statistic meta:table-count="1" meta:cell-count="193" meta:object-count="5"/>
    <meta:generator>LibreOffice/25.2.7.2$Windows_X86_64 LibreOffice_project/5cbfd1ab6520636bb5f7b99185aa69bd7456825d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517cm" svg:height="9.3cm" xlink:href=".." xlink:type="simple" chart:class="chart:line" chart:style-name="ch1">
        <chart:plot-area chart:style-name="ch2" svg:x="1.328cm" svg:y="0.186cm" svg:width="14.859cm" svg:height="7.96cm">
          <chart:coordinate-region svg:x="2.374cm" svg:y="0.385cm" svg:width="13.673cm" svg:height="6.808cm"/>
          <chart:axis chart:dimension="x" chart:name="primary-x" chart:style-name="ch3" chartooo:axis-type="auto">
            <chartooo:date-scale/>
            <chart:title svg:x="7.993cm" svg:y="8.333cm" chart:style-name="ch4">
              <text:p><text:span text:style-name="T1">Время (с)</text:span></text:p>
            </chart:title>
            <chart:categories table:cell-range-address="Лист1.A2:Лист1.A25"/>
            <chart:grid chart:style-name="ch5" chart:class="major"/>
          </chart:axis>
          <chart:axis chart:dimension="y" chart:name="primary-y" chart:style-name="ch3">
            <chart:title svg:x="0.451cm" svg:y="5.289cm" chart:style-name="ch6">
              <text:p><text:span text:style-name="T1">Скорость (м/с)</text:span></text:p>
            </chart:title>
            <chart:grid chart:style-name="ch5" chart:class="major"/>
          </chart:axis>
          <chart:series chart:style-name="ch7" chart:values-cell-range-address="Лист1.B2:Лист1.B25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25</svg:desc>
                </draw:g>
              </table:table-cell>
              <table:table-cell office:value-type="float" office:value="0">
                <text:p>0</text:p>
                <draw:g>
                  <svg:desc>Лист1.B2:Лист1.B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.88">
                <text:p>79.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5.68">
                <text:p>295.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9.21">
                <text:p>809.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16.13">
                <text:p>1716.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674.17">
                <text:p>2674.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74.17">
                <text:p>2674.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17.51">
                <text:p>2817.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60.84">
                <text:p>2960.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04.17">
                <text:p>3104.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47.51">
                <text:p>3247.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390.84">
                <text:p>3390.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534.17">
                <text:p>3534.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440.84">
                <text:p>3440.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347.51">
                <text:p>3347.5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254.17">
                <text:p>3254.1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60.84">
                <text:p>3160.8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27.8">
                <text:p>227.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>
      <style:chart-properties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9.004cm" xlink:href=".." xlink:type="simple" chart:class="chart:line" chart:style-name="ch1">
        <chart:plot-area chart:style-name="ch2" svg:x="1.317cm" svg:y="0.18cm" svg:width="14.361cm" svg:height="7.676cm">
          <chart:coordinate-region svg:x="2.164cm" svg:y="0.379cm" svg:width="13.215cm" svg:height="6.83cm"/>
          <chart:axis chart:dimension="x" chart:name="primary-x" chart:style-name="ch3" chartooo:axis-type="auto">
            <chartooo:date-scale/>
            <chart:title svg:x="7.733cm" svg:y="8.037cm" chart:style-name="ch4">
              <text:p><text:span text:style-name="T1">Время (с)</text:span></text:p>
            </chart:title>
            <chart:categories table:cell-range-address="Лист1.A41:Лист1.A57"/>
            <chart:grid chart:style-name="ch5" chart:class="major"/>
          </chart:axis>
          <chart:axis chart:dimension="y" chart:name="primary-y" chart:style-name="ch3">
            <chart:title svg:x="0.438cm" svg:y="6.081cm" chart:style-name="ch6">
              <text:p><text:span text:style-name="T1">Координаты по оси OX (км)</text:span></text:p>
            </chart:title>
            <chart:grid chart:style-name="ch5" chart:class="major"/>
          </chart:axis>
          <chart:series chart:style-name="ch7" chart:values-cell-range-address="Лист1.B41:Лист1.B57" chart:label-cell-address="Лист1.B40:Лист1.B40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X(км)</text:p>
                <draw:g>
                  <svg:desc>Лист1.B40:Лист1.B4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41:Лист1.A57</svg:desc>
                </draw:g>
              </table:table-cell>
              <table:table-cell office:value-type="float" office:value="0">
                <text:p>0</text:p>
                <draw:g>
                  <svg:desc>Лист1.B41:Лист1.B5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50.7">
                <text:p>25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9.004cm" xlink:href=".." xlink:type="simple" chart:class="chart:line" chart:style-name="ch1">
        <chart:plot-area chart:style-name="ch2" svg:x="1.317cm" svg:y="0.18cm" svg:width="14.361cm" svg:height="7.676cm">
          <chart:coordinate-region svg:x="2.164cm" svg:y="0.379cm" svg:width="13.215cm" svg:height="6.83cm"/>
          <chart:axis chart:dimension="x" chart:name="primary-x" chart:style-name="ch3" chartooo:axis-type="auto">
            <chartooo:date-scale/>
            <chart:title svg:x="7.733cm" svg:y="8.037cm" chart:style-name="ch4">
              <text:p><text:span text:style-name="T1">Время (с)</text:span></text:p>
            </chart:title>
            <chart:categories table:cell-range-address="Лист1.A67:Лист1.A83"/>
            <chart:grid chart:style-name="ch5" chart:class="major"/>
          </chart:axis>
          <chart:axis chart:dimension="y" chart:name="primary-y" chart:style-name="ch3">
            <chart:title svg:x="0.451cm" svg:y="6.063cm" chart:style-name="ch6">
              <text:p><text:span text:style-name="T1">Координату по оси OY (км)</text:span></text:p>
            </chart:title>
            <chart:grid chart:style-name="ch5" chart:class="major"/>
          </chart:axis>
          <chart:series chart:style-name="ch7" chart:values-cell-range-address="Лист1.B67:Лист1.B83" chart:label-cell-address="Лист1.B66:Лист1.B66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Y(км)</text:p>
                <draw:g>
                  <svg:desc>Лист1.B66:Лист1.B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67:Лист1.A83</svg:desc>
                </draw:g>
              </table:table-cell>
              <table:table-cell office:value-type="float" office:value="0">
                <text:p>0</text:p>
                <draw:g>
                  <svg:desc>Лист1.B67:Лист1.B8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1.9">
                <text:p>281.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26.1">
                <text:p>326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plot-area chart:style-name="ch2" svg:x="1.318cm" svg:y="0.18cm" svg:width="14.362cm" svg:height="7.672cm">
          <chart:coordinate-region svg:x="2.165cm" svg:y="0.379cm" svg:width="13.216cm" svg:height="6.826cm"/>
          <chart:axis chart:dimension="x" chart:name="primary-x" chart:style-name="ch3" chartooo:axis-type="auto">
            <chartooo:date-scale/>
            <chart:title svg:x="7.735cm" svg:y="8.033cm" chart:style-name="ch4">
              <text:p><text:span text:style-name="T1">Время (с)</text:span></text:p>
            </chart:title>
            <chart:categories table:cell-range-address="Лист1.A95:Лист1.A118"/>
            <chart:grid chart:style-name="ch5" chart:class="major"/>
          </chart:axis>
          <chart:axis chart:dimension="y" chart:name="primary-y" chart:style-name="ch3">
            <chart:title svg:x="0.451cm" svg:y="4.921cm" chart:style-name="ch6">
              <text:p><text:span text:style-name="T1">Топливо (т)</text:span></text:p>
            </chart:title>
            <chart:grid chart:style-name="ch5" chart:class="major"/>
          </chart:axis>
          <chart:series chart:style-name="ch7" chart:values-cell-range-address="Лист1.B95:Лист1.B111" chart:label-cell-address="Лист1.B95:Лист1.B118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 94.4 79.2 56.4 33.5 18.3 6.4 5.9 5.4 5 4.5 4 3.5 2.6 2.4 2.2 2 1.998 1.598 1.198 0.798 0.398 0 0</text:p>
                <text:list>
                  <text:list-item>
                    <text:p>102</text:p>
                  </text:list-item>
                  <text:list-item>
                    <text:p>94.4</text:p>
                  </text:list-item>
                  <text:list-item>
                    <text:p>79.2</text:p>
                  </text:list-item>
                  <text:list-item>
                    <text:p>56.4</text:p>
                  </text:list-item>
                  <text:list-item>
                    <text:p>33.5</text:p>
                  </text:list-item>
                  <text:list-item>
                    <text:p>18.3</text:p>
                  </text:list-item>
                  <text:list-item>
                    <text:p>6.4</text:p>
                  </text:list-item>
                  <text:list-item>
                    <text:p>5.9</text:p>
                  </text:list-item>
                  <text:list-item>
                    <text:p>5.4</text:p>
                  </text:list-item>
                  <text:list-item>
                    <text:p>5</text:p>
                  </text:list-item>
                  <text:list-item>
                    <text:p>4.5</text:p>
                  </text:list-item>
                  <text:list-item>
                    <text:p>4</text:p>
                  </text:list-item>
                  <text:list-item>
                    <text:p>3.5</text:p>
                  </text:list-item>
                  <text:list-item>
                    <text:p>2.6</text:p>
                  </text:list-item>
                  <text:list-item>
                    <text:p>2.4</text:p>
                  </text:list-item>
                  <text:list-item>
                    <text:p>2.2</text:p>
                  </text:list-item>
                  <text:list-item>
                    <text:p>2</text:p>
                  </text:list-item>
                  <text:list-item>
                    <text:p>1.998</text:p>
                  </text:list-item>
                  <text:list-item>
                    <text:p>1.598</text:p>
                  </text:list-item>
                  <text:list-item>
                    <text:p>1.198</text:p>
                  </text:list-item>
                  <text:list-item>
                    <text:p>0.798</text:p>
                  </text:list-item>
                  <text:list-item>
                    <text:p>0.398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</text:list>
                <draw:g>
                  <svg:desc>Лист1.B95:Лист1.B1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95:Лист1.A118</svg:desc>
                </draw:g>
              </table:table-cell>
              <table:table-cell office:value-type="float" office:value="102">
                <text:p>102</text:p>
                <draw:g>
                  <svg:desc>Лист1.B95:Лист1.B1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6cm" svg:height="8.998cm" xlink:href=".." xlink:type="simple" chart:class="chart:line" chart:style-name="ch1">
        <chart:plot-area chart:style-name="ch2" svg:x="1.318cm" svg:y="0.179cm" svg:width="14.368cm" svg:height="7.672cm">
          <chart:coordinate-region svg:x="2.562cm" svg:y="0.378cm" svg:width="12.824cm" svg:height="6.826cm"/>
          <chart:axis chart:dimension="x" chart:name="primary-x" chart:style-name="ch3" chartooo:axis-type="auto">
            <chartooo:date-scale/>
            <chart:title svg:x="7.738cm" svg:y="8.031cm" chart:style-name="ch4">
              <text:p><text:span text:style-name="T1">Время (с)</text:span></text:p>
            </chart:title>
            <chart:categories table:cell-range-address="Лист1.A126:Лист1.A132"/>
          </chart:axis>
          <chart:axis chart:dimension="y" chart:name="primary-y" chart:style-name="ch3">
            <chart:title svg:x="0.451cm" svg:y="6.371cm" chart:style-name="ch5">
              <text:p><text:span text:style-name="T1">Высота относительно Луны (м)</text:span></text:p>
            </chart:title>
            <chart:grid chart:style-name="ch6" chart:class="major"/>
          </chart:axis>
          <chart:series chart:style-name="ch7" chart:values-cell-range-address="Лист1.B126:Лист1.B132" chart:label-cell-address="Лист1.B126:Лист1.B13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00 12220 9680 7402 5410 3734 2374</text:p>
                <text:list>
                  <text:list-item>
                    <text:p>15000</text:p>
                  </text:list-item>
                  <text:list-item>
                    <text:p>12220</text:p>
                  </text:list-item>
                  <text:list-item>
                    <text:p>9680</text:p>
                  </text:list-item>
                  <text:list-item>
                    <text:p>7402</text:p>
                  </text:list-item>
                  <text:list-item>
                    <text:p>5410</text:p>
                  </text:list-item>
                  <text:list-item>
                    <text:p>3734</text:p>
                  </text:list-item>
                  <text:list-item>
                    <text:p>2374</text:p>
                  </text:list-item>
                </text:list>
                <draw:g>
                  <svg:desc>Лист1.B126:Лист1.B132</svg:desc>
                </draw:g>
              </table:table-cell>
            </table:table-row>
          </table:table-header-rows>
          <table:table-rows>
            <table:table-row>
              <table:table-cell office:value-type="float" office:value="310">
                <text:p>310</text:p>
                <draw:g>
                  <svg:desc>Лист1.A126:Лист1.A132</svg:desc>
                </draw:g>
              </table:table-cell>
              <table:table-cell office:value-type="float" office:value="15000">
                <text:p>15000</text:p>
                <draw:g>
                  <svg:desc>Лист1.B126:Лист1.B132</svg:desc>
                </draw:g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374">
                <text:p>23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